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cba5" officeooo:paragraph-rsid="0010cba5"/>
    </style:style>
    <style:style style:name="P2" style:family="paragraph" style:parent-style-name="Standard">
      <style:text-properties fo:font-weight="bold" officeooo:rsid="0010cba5" officeooo:paragraph-rsid="0010cba5" style:font-weight-asian="bold" style:font-weight-complex="bold"/>
    </style:style>
    <style:style style:name="P3" style:family="paragraph" style:parent-style-name="Standard">
      <style:text-properties fo:font-weight="bold" officeooo:rsid="0010cba5" officeooo:paragraph-rsid="001e4914" style:font-weight-asian="bold" style:font-weight-complex="bold"/>
    </style:style>
    <style:style style:name="P4" style:family="paragraph" style:parent-style-name="Standard">
      <style:text-properties officeooo:rsid="00148d7d" officeooo:paragraph-rsid="00148d7d"/>
    </style:style>
    <style:style style:name="P5" style:family="paragraph" style:parent-style-name="Standard">
      <style:text-properties officeooo:rsid="0014deb0" officeooo:paragraph-rsid="0014deb0"/>
    </style:style>
    <style:style style:name="P6" style:family="paragraph" style:parent-style-name="Standard">
      <style:text-properties officeooo:rsid="00191bf7" officeooo:paragraph-rsid="00191bf7"/>
    </style:style>
    <style:style style:name="P7" style:family="paragraph" style:parent-style-name="Standard">
      <style:text-properties officeooo:rsid="001d8513" officeooo:paragraph-rsid="001d8513"/>
    </style:style>
    <style:style style:name="P8" style:family="paragraph" style:parent-style-name="Standard">
      <style:text-properties officeooo:rsid="001e1451" officeooo:paragraph-rsid="001e1451"/>
    </style:style>
    <style:style style:name="P9" style:family="paragraph" style:parent-style-name="Standard">
      <style:text-properties officeooo:rsid="001e4914" officeooo:paragraph-rsid="001e4914"/>
    </style:style>
    <style:style style:name="P10" style:family="paragraph" style:parent-style-name="Standard">
      <style:text-properties fo:font-weight="normal" officeooo:rsid="001e4914" officeooo:paragraph-rsid="001e4914" style:font-weight-asian="normal" style:font-weight-complex="normal"/>
    </style:style>
    <style:style style:name="P11" style:family="paragraph" style:parent-style-name="Standard">
      <style:text-properties fo:font-weight="normal" officeooo:rsid="002a4f27" officeooo:paragraph-rsid="002a4f27" style:font-weight-asian="normal" style:font-weight-complex="normal"/>
    </style:style>
    <style:style style:name="P12" style:family="paragraph" style:parent-style-name="Standard">
      <style:text-properties fo:font-weight="normal" officeooo:rsid="002c1fd6" officeooo:paragraph-rsid="002c1fd6" style:font-weight-asian="normal" style:font-weight-complex="normal"/>
    </style:style>
    <style:style style:name="P13" style:family="paragraph" style:parent-style-name="Standard">
      <style:text-properties officeooo:rsid="0023536f" officeooo:paragraph-rsid="0023536f"/>
    </style:style>
    <style:style style:name="P14" style:family="paragraph" style:parent-style-name="Standard">
      <style:text-properties officeooo:rsid="0026092f" officeooo:paragraph-rsid="0026092f"/>
    </style:style>
    <style:style style:name="P15" style:family="paragraph" style:parent-style-name="Standard">
      <style:text-properties officeooo:rsid="0010cba5" officeooo:paragraph-rsid="0010cba5"/>
    </style:style>
    <style:style style:name="P16" style:family="paragraph" style:parent-style-name="Standard">
      <style:text-properties officeooo:rsid="0030b314" officeooo:paragraph-rsid="0030b3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3e7c" style:font-weight-asian="bold" style:font-weight-complex="bold"/>
    </style:style>
    <style:style style:name="T3" style:family="text">
      <style:text-properties fo:font-weight="bold" officeooo:rsid="0019377e" style:font-weight-asian="bold" style:font-weight-complex="bold"/>
    </style:style>
    <style:style style:name="T4" style:family="text">
      <style:text-properties fo:font-weight="bold" officeooo:rsid="001b0ffe" style:font-weight-asian="bold" style:font-weight-complex="bold"/>
    </style:style>
    <style:style style:name="T5" style:family="text">
      <style:text-properties officeooo:rsid="0012ca45"/>
    </style:style>
    <style:style style:name="T6" style:family="text">
      <style:text-properties officeooo:rsid="0016cf52"/>
    </style:style>
    <style:style style:name="T7" style:family="text">
      <style:text-properties officeooo:rsid="00191bf7"/>
    </style:style>
    <style:style style:name="T8" style:family="text">
      <style:text-properties officeooo:rsid="001d851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1451" style:font-style-asian="normal" style:font-style-complex="normal"/>
    </style:style>
    <style:style style:name="T12" style:family="text">
      <style:text-properties officeooo:rsid="001e4914"/>
    </style:style>
    <style:style style:name="T13" style:family="text">
      <style:text-properties officeooo:rsid="0023536f"/>
    </style:style>
    <style:style style:name="T14" style:family="text">
      <style:text-properties officeooo:rsid="002a4f27"/>
    </style:style>
    <style:style style:name="T15" style:family="text">
      <style:text-properties officeooo:rsid="002c1fd6"/>
    </style:style>
    <style:style style:name="T16" style:family="text">
      <style:text-properties officeooo:rsid="002c73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hase 0 standard features</text:span><text:span text:style-name="T2"> (+ 9 days </text:span><text:span text:style-name="T3">complete 90%</text:span><text:span text:style-name="T4">, day 0 = Dec 13</text:span><text:span text:style-name="T2">)</text:span><text:span text:style-name="T1">:</text:span><text:tab/></text:p>
      <text:p text:style-name="P1"/>
      <text:p text:style-name="P1">Editing:</text:p>
      <text:p text:style-name="P1"><text:tab/>Autosaves.</text:p>
      <text:p text:style-name="P1"><text:tab/>Code folding.</text:p>
      <text:p text:style-name="P1"><text:tab/>Undo.</text:p>
      <text:p text:style-name="P7"><text:tab/>Autocomplete.</text:p>
      <text:p text:style-name="P1">Debugging:</text:p>
      <text:p text:style-name="P1"><text:tab/>Breakpoints (macro activated when user clicks a point).</text:p>
      <text:p text:style-name="P1"><text:tab/>Stepping forward backward, etc.</text:p>
      <text:p text:style-name="P1"><text:tab/>Error message stacks with links to click on.</text:p>
      <text:p text:style-name="P1">Refactoring:</text:p>
      <text:p text:style-name="P1"><text:tab/>Rename.</text:p>
      <text:p text:style-name="P1"><text:tab/>Put-into-a-function.</text:p>
      <text:p text:style-name="P1"><text:tab/>Move.</text:p>
      <text:p text:style-name="P1">Navigation (standard features only):</text:p>
      <text:p text:style-name="P1"><text:tab/>Jump to functions using x.</text:p>
      <text:p text:style-name="P1"><text:tab/>Jump to functions x calls.</text:p>
      <text:p text:style-name="P16"><text:tab/>History of where you were.</text:p>
      <text:p text:style-name="P1"/>
      <text:p text:style-name="P2">Navigation pain-point<text:span text:style-name="T5"> (add UX people and front-end developer) (+ 16 days crude demo)</text:span>:</text:p>
      <text:p text:style-name="P4">Why it's hard:</text:p>
      <text:p text:style-name="P4"><text:tab/>Text looks the same from a distance.</text:p>
      <text:p text:style-name="P4"><text:tab/><text:span text:style-name="T7">The metrics of functions</text:span> <text:span text:style-name="T6">takes time to get (i.e. "find usages" function only gives back one).</text:span></text:p>
      <text:p text:style-name="P6"><text:tab/><text:tab/>Examples of function metrics:</text:p>
      <text:p text:style-name="P6"><text:tab/><text:tab/><text:tab/>Number of lines. Average nesting level within function.</text:p>
      <text:p text:style-name="P6"><text:tab/><text:tab/><text:tab/>Last modification. Creation. Number of edits to it. Time spend working on ie.</text:p>
      <text:p text:style-name="P6"><text:tab/><text:tab/><text:tab/>Number of usages. Number of calls. Average time (memory) per run.</text:p>
      <text:p text:style-name="P6"><text:tab/><text:tab/><text:tab/>Mutation. Disk usage. Interaction with various libraries.</text:p>
      <text:p text:style-name="P14"><text:tab/><text:tab/><text:tab/>Which function a task <text:span text:style-name="T9">that is currently running</text:span><text:span text:style-name="T10"> in?</text:span></text:p>
      <text:p text:style-name="P6"><text:tab/><text:tab/>Metrics also can apply to files, folders, and pieces of functions.</text:p>
      <text:p text:style-name="P6"><text:span text:style-name="T12">Core </text:span>Solution:</text:p>
      <text:p text:style-name="P7"><text:tab/>Summarize features in a dialogue (this is a more traditional solution, it complements other).</text:p>
      <text:p text:style-name="P7"><text:tab/>Navigation history: scroll through a timeline of where you were.</text:p>
      <text:p text:style-name="P7"><text:tab/><text:tab/><text:span text:style-name="T9">Not</text:span><text:span text:style-name="T10"> an undo history. It moves your camera around, it doesn't</text:span><text:span text:style-name="T11"> undo your changes.</text:span></text:p>
      <text:p text:style-name="P8"><text:span text:style-name="T11"><text:tab/></text:span><text:span text:style-name="T10"><text:tab/><text:tab/>But it does show a summary of your edits.</text:span></text:p>
      <text:p text:style-name="P6"><text:tab/>At-a-glance: Have various cues that use these metrics to color-code, etc.</text:p>
      <text:p text:style-name="P6"><text:tab/><text:span text:style-name="T8">Zooming: Show coarser levels at large zoom-levels.</text:span></text:p>
      <text:p text:style-name="P7"><text:tab/><text:tab/>Multi-file zooming: <text:span text:style-name="T12">Zooming way out will allow looking at multiple files, folders, etc.</text:span></text:p>
      <text:p text:style-name="P9"><text:tab/></text:p>
      <text:p text:style-name="P9">Modalities:</text:p>
      <text:p text:style-name="P13"><text:tab/>Communicative: Mouse, keyboard, microphone.</text:p>
      <text:p text:style-name="P9"><text:tab/>Visual<text:span text:style-name="T13"> feedback</text:span>: rendering icons, show connections as lines, <text:span text:style-name="T13">design of a virtual</text:span> space.</text:p>
      <text:p text:style-name="P6"><text:tab/><text:span text:style-name="T13">Auditory feedback: Sound effects when running, location-dependent background noise.</text:span></text:p>
      <text:p text:style-name="P5"><text:tab/></text:p>
      <text:p text:style-name="P3"><text:span text:style-name="T12">Other</text:span> pain-point<text:span text:style-name="T12">s (further down the road)</text:span>:</text:p>
      <text:p text:style-name="P10"><text:tab/><text:span text:style-name="T14">Debugging is never satisfactory.</text:span></text:p>
      <text:p text:style-name="P11"><text:tab/>Version history, being able to run an older version of a file.</text:p>
      <text:p text:style-name="P11"><text:tab/><text:span text:style-name="T15">Supra-easy library usage with many different installation strategies.</text:span></text:p>
      <text:p text:style-name="P12"><text:soft-page-break/><text:tab/>Supra-easy language <text:span text:style-name="T16">with </text:span>integration. Start typing X and it knows it's X (X = C, python, etc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8:34:41.999711000</meta:creation-date>
    <dc:date>2016-12-18T16:26:22.591921000</dc:date>
    <meta:editing-duration>PT36M26S</meta:editing-duration>
    <meta:editing-cycles>25</meta:editing-cycles>
    <meta:generator>LibreOffice/5.2.1.2$MacOSX_X86_64 LibreOffice_project/31dd62db80d4e60af04904455ec9c9219178d620</meta:generator>
    <meta:document-statistic meta:table-count="0" meta:image-count="0" meta:object-count="0" meta:page-count="2" meta:paragraph-count="48" meta:word-count="320" meta:character-count="2120" meta:non-whitespace-character-count="1791"/>
  </office:meta>
</office:document-meta>
</file>